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36"/>Design Creditionals</text:p>
      <text:p text:style-name="Standard"/>
      <text:p text:style-name="Standard"/>
      <text:p text:style-name="Standard">Subdomain Name : htmldesign.csgroupdevhub.com</text:p>
      <text:p text:style-name="Standard">Details to access the URL</text:p>
      <text:p text:style-name="Standard">Username: csdesignteam</text:p>
      <text:p text:style-name="Standard">PAssword: c$te@m$!</text:p>
      <text:p text:style-name="Standard">FTP Details :</text:p>
      <text:p text:style-name="Standard"/>
      <text:p text:style-name="Standard">HostName: ftp.csgroupdevhub.com</text:p>
      <text:p text:style-name="Standard">UserName: htmldesign@csgroupdevhub.com</text:p>
      <text:p text:style-name="Standard">Password: PW0g+O7!Jp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9T18:34:21.02</meta:creation-date>
    <meta:document-statistic meta:table-count="0" meta:image-count="0" meta:object-count="0" meta:page-count="1" meta:paragraph-count="9" meta:word-count="24" meta:character-count="269"/>
    <dc:date>2015-10-19T18:35:29.64</dc:date>
    <meta:editing-duration>PT1M12S</meta:editing-duration>
    <meta:editing-cycles>1</meta:editing-cycles>
    <meta:generator>OpenOffice/4.1.1$Win32 OpenOffice.org_project/411m6$Build-9775</meta:generator>
  </office:meta>
</office:document-meta>
</file>